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60f" officeooo:paragraph-rsid="0003660f"/>
    </style:style>
    <style:style style:name="P2" style:family="paragraph" style:parent-style-name="Standard">
      <style:text-properties officeooo:rsid="00050479" officeooo:paragraph-rsid="00050479"/>
    </style:style>
    <style:style style:name="P3" style:family="paragraph" style:parent-style-name="Standard">
      <style:text-properties officeooo:rsid="00050479" officeooo:paragraph-rsid="00088ede"/>
    </style:style>
    <style:style style:name="P4" style:family="paragraph" style:parent-style-name="Standard">
      <style:text-properties officeooo:rsid="00057502" officeooo:paragraph-rsid="00057502"/>
    </style:style>
    <style:style style:name="P5" style:family="paragraph" style:parent-style-name="Standard">
      <style:text-properties officeooo:rsid="00057502" officeooo:paragraph-rsid="000e33d0"/>
    </style:style>
    <style:style style:name="P6" style:family="paragraph" style:parent-style-name="Standard">
      <style:text-properties officeooo:rsid="00076704" officeooo:paragraph-rsid="00076704"/>
    </style:style>
    <style:style style:name="P7" style:family="paragraph" style:parent-style-name="Standard">
      <style:text-properties officeooo:rsid="00076704" officeooo:paragraph-rsid="000e33d0"/>
    </style:style>
    <style:style style:name="P8" style:family="paragraph" style:parent-style-name="Standard">
      <style:text-properties officeooo:rsid="000e33d0" officeooo:paragraph-rsid="000e33d0"/>
    </style:style>
    <style:style style:name="P9" style:family="paragraph" style:parent-style-name="Standard">
      <style:text-properties fo:font-weight="bold" officeooo:rsid="000e33d0" officeooo:paragraph-rsid="000e33d0" style:font-weight-asian="bold" style:font-weight-complex="bold"/>
    </style:style>
    <style:style style:name="P10" style:family="paragraph" style:parent-style-name="Standard">
      <style:text-properties officeooo:rsid="000e5131" officeooo:paragraph-rsid="000e5131"/>
    </style:style>
    <style:style style:name="P11" style:family="paragraph" style:parent-style-name="Text_20_body">
      <style:text-properties officeooo:rsid="00050479" officeooo:paragraph-rsid="00088ede"/>
    </style:style>
    <style:style style:name="P12" style:family="paragraph" style:parent-style-name="Text_20_body">
      <style:text-properties officeooo:rsid="000e33d0" officeooo:paragraph-rsid="000e33d0"/>
    </style:style>
    <style:style style:name="P13" style:family="paragraph" style:parent-style-name="Text_20_body">
      <style:text-properties officeooo:rsid="000f67fe" officeooo:paragraph-rsid="000f67fe"/>
    </style:style>
    <style:style style:name="P14" style:family="paragraph" style:parent-style-name="Text_20_body">
      <style:text-properties officeooo:rsid="000f84ff" officeooo:paragraph-rsid="000f84ff"/>
    </style:style>
    <style:style style:name="P15" style:family="paragraph" style:parent-style-name="Text_20_body">
      <style:text-properties officeooo:rsid="000f84ff" officeooo:paragraph-rsid="0010d80f"/>
    </style:style>
    <style:style style:name="P16" style:family="paragraph" style:parent-style-name="Text_20_body">
      <style:text-properties officeooo:rsid="0010d80f" officeooo:paragraph-rsid="0010d80f"/>
    </style:style>
    <style:style style:name="P17" style:family="paragraph" style:parent-style-name="Title">
      <style:text-properties officeooo:rsid="00088ede" officeooo:paragraph-rsid="00088ede"/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01257a1" officeooo:paragraph-rsid="001257a1"/>
    </style:style>
    <style:style style:name="P22" style:family="paragraph" style:parent-style-name="Text_20_body">
      <style:text-properties officeooo:paragraph-rsid="00149602"/>
    </style:style>
    <style:style style:name="P23" style:family="paragraph" style:parent-style-name="Text_20_body">
      <style:text-properties officeooo:rsid="00166292" officeooo:paragraph-rsid="00166292"/>
    </style:style>
    <style:style style:name="P24" style:family="paragraph" style:parent-style-name="Text_20_body">
      <style:text-properties officeooo:rsid="00166292" officeooo:paragraph-rsid="001810bb"/>
    </style:style>
    <style:style style:name="P25" style:family="paragraph" style:parent-style-name="Text_20_body">
      <style:text-properties officeooo:rsid="001810bb" officeooo:paragraph-rsid="001810bb"/>
    </style:style>
    <style:style style:name="P26" style:family="paragraph" style:parent-style-name="Heading_20_1">
      <style:text-properties officeooo:rsid="00050479" officeooo:paragraph-rsid="00088ede"/>
    </style:style>
    <style:style style:name="P27" style:family="paragraph" style:parent-style-name="Heading_20_1">
      <style:text-properties officeooo:rsid="00057502" officeooo:paragraph-rsid="00057502"/>
    </style:style>
    <style:style style:name="P28" style:family="paragraph" style:parent-style-name="Heading_20_2">
      <style:text-properties officeooo:paragraph-rsid="00088ede"/>
    </style:style>
    <style:style style:name="P29" style:family="paragraph" style:parent-style-name="Heading_20_2">
      <style:text-properties officeooo:rsid="00166292" officeooo:paragraph-rsid="00166292"/>
    </style:style>
    <style:style style:name="T1" style:family="text">
      <style:text-properties officeooo:rsid="00050479"/>
    </style:style>
    <style:style style:name="T2" style:family="text">
      <style:text-properties officeooo:rsid="00076704"/>
    </style:style>
    <style:style style:name="T3" style:family="text">
      <style:text-properties officeooo:rsid="000e5131"/>
    </style:style>
    <style:style style:name="T4" style:family="text">
      <style:text-properties officeooo:rsid="000eda58"/>
    </style:style>
    <style:style style:name="T5" style:family="text">
      <style:text-properties officeooo:rsid="000f84ff"/>
    </style:style>
    <style:style style:name="T6" style:family="text">
      <style:text-properties officeooo:rsid="001257a1"/>
    </style:style>
    <style:style style:name="T7" style:family="text">
      <style:text-properties officeooo:rsid="001438bc"/>
    </style:style>
    <style:style style:name="T8" style:family="text">
      <style:text-properties officeooo:rsid="001496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iseño de sistemas embebidos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9"><text:a xlink:type="simple" xlink:href="#__RefHeading___Toc106_3808223012" text:style-name="Index_20_Link" text:visited-style-name="Index_20_Link">Introducción a Linux<text:tab/>1</text:a></text:p>
          <text:p text:style-name="P18"><text:a xlink:type="simple" xlink:href="#__RefHeading___Toc108_3808223012" text:style-name="Index_20_Link" text:visited-style-name="Index_20_Link">Comandos básicos<text:tab/>2</text:a></text:p>
          <text:p text:style-name="P18"><text:a xlink:type="simple" xlink:href="#__RefHeading___Toc110_3808223012" text:style-name="Index_20_Link" text:visited-style-name="Index_20_Link">Instalación de paquetes<text:tab/>2</text:a></text:p>
          <text:p text:style-name="P19"><text:a xlink:type="simple" xlink:href="#__RefHeading___Toc112_3808223012" text:style-name="Index_20_Link" text:visited-style-name="Index_20_Link">Programación en python<text:tab/>2</text:a></text:p>
          <text:p text:style-name="P18"><text:a xlink:type="simple" xlink:href="#__RefHeading___Toc114_3808223012" text:style-name="Index_20_Link" text:visited-style-name="Index_20_Link">Características del lenguaje<text:tab/>2</text:a></text:p>
          <text:p text:style-name="P18"><text:a xlink:type="simple" xlink:href="#__RefHeading___Toc116_3808223012" text:style-name="Index_20_Link" text:visited-style-name="Index_20_Link">Ejemplo de programa<text:tab/>2</text:a></text:p>
          <text:p text:style-name="P18"><text:a xlink:type="simple" xlink:href="#__RefHeading___Toc118_3808223012" text:style-name="Index_20_Link" text:visited-style-name="Index_20_Link">Operadores<text:tab/>2</text:a></text:p>
          <text:p text:style-name="P18"><text:a xlink:type="simple" xlink:href="#__RefHeading___Toc120_3808223012" text:style-name="Index_20_Link" text:visited-style-name="Index_20_Link">Control de flujo del programa<text:tab/>2</text:a></text:p>
          <text:p text:style-name="P18"><text:a xlink:type="simple" xlink:href="#__RefHeading___Toc122_3808223012" text:style-name="Index_20_Link" text:visited-style-name="Index_20_Link">range<text:tab/>4</text:a></text:p>
          <text:p text:style-name="P18"><text:a xlink:type="simple" xlink:href="#__RefHeading___Toc124_3808223012" text:style-name="Index_20_Link" text:visited-style-name="Index_20_Link">for<text:tab/>4</text:a></text:p>
          <text:p text:style-name="P18"><text:a xlink:type="simple" xlink:href="#__RefHeading___Toc126_3808223012" text:style-name="Index_20_Link" text:visited-style-name="Index_20_Link">while<text:tab/>4</text:a></text:p>
          <text:p text:style-name="P18"><text:a xlink:type="simple" xlink:href="#__RefHeading___Toc128_3808223012" text:style-name="Index_20_Link" text:visited-style-name="Index_20_Link">Paso de parámetros a un programa<text:tab/>4</text:a></text:p>
          <text:p text:style-name="P18"><text:a xlink:type="simple" xlink:href="#__RefHeading___Toc130_3808223012" text:style-name="Index_20_Link" text:visited-style-name="Index_20_Link">Listas<text:tab/>4</text:a></text:p>
          <text:p text:style-name="P18"><text:a xlink:type="simple" xlink:href="#__RefHeading___Toc132_3808223012" text:style-name="Index_20_Link" text:visited-style-name="Index_20_Link">Diccionarios<text:tab/>4</text:a></text:p>
          <text:p text:style-name="P18"><text:a xlink:type="simple" xlink:href="#__RefHeading___Toc134_3808223012" text:style-name="Index_20_Link" text:visited-style-name="Index_20_Link">Matrices<text:tab/>4</text:a></text:p>
          <text:p text:style-name="P18"><text:a xlink:type="simple" xlink:href="#__RefHeading___Toc136_3808223012" text:style-name="Index_20_Link" text:visited-style-name="Index_20_Link">Pandas<text:tab/>4</text:a></text:p>
          <text:p text:style-name="P19"><text:a xlink:type="simple" xlink:href="#__RefHeading___Toc138_3808223012" text:style-name="Index_20_Link" text:visited-style-name="Index_20_Link">Raspberry<text:tab/>4</text:a></text:p>
          <text:p text:style-name="P18"><text:a xlink:type="simple" xlink:href="#__RefHeading___Toc140_3808223012" text:style-name="Index_20_Link" text:visited-style-name="Index_20_Link">Conociendo la arquitectura<text:tab/>4</text:a></text:p>
          <text:p text:style-name="P18"><text:a xlink:type="simple" xlink:href="#__RefHeading___Toc142_3808223012" text:style-name="Index_20_Link" text:visited-style-name="Index_20_Link">Comunicación via SSH<text:tab/>4</text:a></text:p>
          <text:p text:style-name="P18"><text:a xlink:type="simple" xlink:href="#__RefHeading___Toc144_3808223012" text:style-name="Index_20_Link" text:visited-style-name="Index_20_Link">Manejo de puertos<text:tab/>4</text:a></text:p>
          <text:p text:style-name="P18"><text:a xlink:type="simple" xlink:href="#__RefHeading___Toc146_3808223012" text:style-name="Index_20_Link" text:visited-style-name="Index_20_Link">Manejo de sensores<text:tab/>4</text:a></text:p>
          <text:p text:style-name="P20"><text:a xlink:type="simple" xlink:href="#__RefHeading___Toc152_3808223012" text:style-name="Index_20_Link" text:visited-style-name="Index_20_Link">Temperatura<text:tab/>4</text:a></text:p>
          <text:p text:style-name="P20"><text:a xlink:type="simple" xlink:href="#__RefHeading___Toc154_3808223012" text:style-name="Index_20_Link" text:visited-style-name="Index_20_Link">Distancia<text:tab/>4</text:a></text:p>
          <text:p text:style-name="P20"><text:a xlink:type="simple" xlink:href="#__RefHeading___Toc156_3808223012" text:style-name="Index_20_Link" text:visited-style-name="Index_20_Link">Peso<text:tab/>4</text:a></text:p>
          <text:p text:style-name="P19"><text:a xlink:type="simple" xlink:href="#__RefHeading___Toc148_3808223012" text:style-name="Index_20_Link" text:visited-style-name="Index_20_Link">Internet de las cosas<text:tab/>4</text:a></text:p>
          <text:p text:style-name="P20"><text:a xlink:type="simple" xlink:href="#__RefHeading___Toc158_3808223012" text:style-name="Index_20_Link" text:visited-style-name="Index_20_Link">Plataformas en la nube<text:tab/>4</text:a></text:p>
          <text:p text:style-name="P19"><text:a xlink:type="simple" xlink:href="#__RefHeading___Toc150_3808223012" text:style-name="Index_20_Link" text:visited-style-name="Index_20_Link">Proyecto final<text:tab/>4</text:a></text:p>
        </text:index-body>
      </text:table-of-content>
      <text:h text:style-name="P26" text:outline-level="1"/>
      <text:h text:style-name="P26" text:outline-level="1"><text:bookmark-start text:name="__RefHeading___Toc106_3808223012"/>Introducción a Linux<text:bookmark-end text:name="__RefHeading___Toc106_3808223012"/></text:h>
      <text:p text:style-name="P11">Otro sistema operativo</text:p>
      <text:p text:style-name="P11">No hay virus</text:p>
      <text:p text:style-name="P11">Soportado por la comunidad</text:p>
      <text:p text:style-name="P11">Software libre</text:p>
      <text:p text:style-name="P11">Instalación sencilla</text:p>
      <text:p text:style-name="P11">Instalación de paquetes simple via ubuntu center</text:p>
      <text:p text:style-name="P11"><text:soft-page-break/>Tendencia por el manejo via comandos desde el teclado</text:p>
      <text:h text:style-name="P28" text:outline-level="2"><text:bookmark-start text:name="__RefHeading___Toc108_3808223012"/>Comandos básicos<text:bookmark-end text:name="__RefHeading___Toc108_3808223012"/></text:h>
      <text:p text:style-name="P11">ctrl+alt+t ejecutar la interfaz de comandos</text:p>
      <text:p text:style-name="P11">cd Documents Cambiar al directorio Documents</text:p>
      <text:p text:style-name="P11">cd .. regresar al directorio padre</text:p>
      <text:p text:style-name="P11">python holamundo.py ejecutar el programa </text:p>
      <text:p text:style-name="P11">sudo apt-get install libreoffice instalar el software libreoffice como superusuario</text:p>
      <text:p text:style-name="P11">sudo apt-get update actualiza las librerias utilizadas</text:p>
      <text:p text:style-name="P11">sudo apt-get upgrade actualiza a la versión mas reciente las librerias</text:p>
      <text:p text:style-name="P3"/>
      <text:h text:style-name="Heading_20_2" text:outline-level="2"><text:bookmark-start text:name="__RefHeading___Toc110_3808223012"/>Instala<text:span text:style-name="T1">ción de paquetes</text:span><text:bookmark-end text:name="__RefHeading___Toc110_3808223012"/></text:h>
      <text:p text:style-name="Text_20_body">&gt; sudo pip </text:p>
      <text:h text:style-name="P27" text:outline-level="1"><text:bookmark-start text:name="__RefHeading___Toc112_3808223012"/>Programación en python<text:bookmark-end text:name="__RefHeading___Toc112_3808223012"/></text:h>
      <text:h text:style-name="Heading_20_2" text:outline-level="2"><text:bookmark-start text:name="__RefHeading___Toc114_3808223012"/>Características del lenguaje<text:bookmark-end text:name="__RefHeading___Toc114_3808223012"/></text:h>
      <text:p text:style-name="P1">Interpretado</text:p>
      <text:p text:style-name="P1">Portable</text:p>
      <text:p text:style-name="P1">Bastante utilizado</text:p>
      <text:p text:style-name="P1">Soportado por la comunidad</text:p>
      <text:p text:style-name="P1">Programación orientada a objetos o estructurada</text:p>
      <text:p text:style-name="P1">Programas sencillos</text:p>
      <text:p text:style-name="P1">Actualmente subsisten dos versiones 2 y 3</text:p>
      <text:p text:style-name="P1">Implementado en sistemas embebidos</text:p>
      <text:p text:style-name="P1">Amplia variedad de librerias</text:p>
      <text:p text:style-name="P4">Estructuras de datos básicas de alto nivel</text:p>
      <text:p text:style-name="P4">Los indicadores de alcance son los tabuladores</text:p>
      <text:h text:style-name="Heading_20_2" text:outline-level="2"><text:bookmark-start text:name="__RefHeading___Toc116_3808223012"/>Ejemplo de programa<text:bookmark-end text:name="__RefHeading___Toc116_3808223012"/></text:h>
      <text:p text:style-name="P1">print(‘Hola mundo’)</text:p>
      <text:p text:style-name="P1"/>
      <text:h text:style-name="Heading_20_2" text:outline-level="2"><text:bookmark-start text:name="__RefHeading___Toc118_3808223012"/>Operadores<text:bookmark-end text:name="__RefHeading___Toc118_3808223012"/></text:h>
      <text:p text:style-name="P2">aritméticos +,-,*,/</text:p>
      <text:p text:style-name="P4">print(3*8)</text:p>
      <text:p text:style-name="P2">lógicos</text:p>
      <text:p text:style-name="P2"/>
      <text:h text:style-name="Heading_20_2" text:outline-level="2"><text:bookmark-start text:name="__RefHeading___Toc120_3808223012"/><text:soft-page-break/>Control de flujo del programa<text:bookmark-end text:name="__RefHeading___Toc120_3808223012"/></text:h>
      <text:p text:style-name="P4">edad=20</text:p>
      <text:p text:style-name="P4">if edad&gt;=18:</text:p>
      <text:p text:style-name="P4"><text:tab/>print(“mayor de edad”)</text:p>
      <text:p text:style-name="P4">else</text:p>
      <text:p text:style-name="P4"><text:tab/>print(“estas pollo”)</text:p>
      <text:p text:style-name="P4"/>
      <text:p text:style-name="P4"/>
      <text:p text:style-name="P4"><text:span text:style-name="T2">valor</text:span>=40</text:p>
      <text:p text:style-name="P4">if <text:span text:style-name="T2">valor</text:span>&lt;<text:span text:style-name="T2">0</text:span>:</text:p>
      <text:p text:style-name="P4"><text:tab/>print(“<text:span text:style-name="T2">negativo</text:span>”)</text:p>
      <text:p text:style-name="P4">elif <text:span text:style-name="T2">valor==0:</text:span></text:p>
      <text:p text:style-name="P4"><text:tab/><text:span text:style-name="T2">print(“nulo”)</text:span></text:p>
      <text:p text:style-name="P6">else:</text:p>
      <text:p text:style-name="P6"><text:tab/>print(“positivo”)</text:p>
      <text:p text:style-name="P8"/>
      <text:h text:style-name="Heading_20_1" text:outline-level="1">paso de variables por la interfaz de comando</text:h>
      <text:p text:style-name="P8">import sys</text:p>
      <text:p text:style-name="P8">print(len(sys.argv))</text:p>
      <text:p text:style-name="P8">print(sys.argv[0])</text:p>
      <text:p text:style-name="P8">print(sys.argv[1])</text:p>
      <text:p text:style-name="P8"/>
      <text:p text:style-name="P12">0: nombre de funcion</text:p>
      <text:p text:style-name="P12">1: primer argumento</text:p>
      <text:p text:style-name="P8"/>
      <text:p text:style-name="P8">import sys</text:p>
      <text:p text:style-name="P10">if len(sys.argv<text:span text:style-name="T4">)</text:span>&gt;1:</text:p>
      <text:p text:style-name="P5"><text:span text:style-name="T2"><text:tab/>valor</text:span>=<text:span text:style-name="T3">int(sys.argv[1])</text:span></text:p>
      <text:p text:style-name="P5"><text:tab/>if <text:span text:style-name="T2">valor</text:span>&lt;<text:span text:style-name="T2">0</text:span>:</text:p>
      <text:p text:style-name="P5"><text:tab/><text:tab/>print(“<text:span text:style-name="T2">negativo</text:span>”)</text:p>
      <text:p text:style-name="P5"><text:tab/>elif <text:span text:style-name="T2">valor==0:</text:span></text:p>
      <text:p text:style-name="P5"><text:tab/><text:tab/><text:span text:style-name="T2">print(“nulo”)</text:span></text:p>
      <text:p text:style-name="P7"><text:tab/>else:</text:p>
      <text:p text:style-name="P7"><text:tab/><text:tab/>print(“positivo”)</text:p>
      <text:p text:style-name="P10">else:</text:p>
      <text:p text:style-name="P10"><text:tab/>print(‘falta un parametro’)</text:p>
      <text:p text:style-name="P8"/>
      <text:p text:style-name="P9">python ejemplo.py 10</text:p>
      <text:h text:style-name="Heading_20_2" text:outline-level="2"><text:bookmark-start text:name="__RefHeading___Toc122_3808223012"/>range<text:bookmark-end text:name="__RefHeading___Toc122_3808223012"/></text:h>
      <text:p text:style-name="Text_20_body">for i in range(0,10):</text:p>
      <text:p text:style-name="Text_20_body"><text:s text:c="4"/>print(i)</text:p>
      <text:h text:style-name="Heading_20_2" text:outline-level="2"><text:bookmark-start text:name="__RefHeading___Toc124_3808223012"/><text:soft-page-break/>for<text:bookmark-end text:name="__RefHeading___Toc124_3808223012"/></text:h>
      <text:h text:style-name="Heading_20_2" text:outline-level="2"><text:bookmark-start text:name="__RefHeading___Toc126_3808223012"/>While<text:bookmark-end text:name="__RefHeading___Toc126_3808223012"/></text:h>
      <text:p text:style-name="P13">i=0</text:p>
      <text:p text:style-name="P13">While i&lt;5:</text:p>
      <text:p text:style-name="P13"><text:tab/>print(i)</text:p>
      <text:p text:style-name="P13"><text:tab/>i=i+1</text:p>
      <text:h text:style-name="Heading_20_2" text:outline-level="2"><text:bookmark-start text:name="__RefHeading___Toc130_3808223012"/>Listas<text:bookmark-end text:name="__RefHeading___Toc130_3808223012"/></text:h>
      <text:p text:style-name="Text_20_body">lista=['a', 'b', 'c', 'd', 'e',<text:span text:style-name="T5">3</text:span>]</text:p>
      <text:p text:style-name="Text_20_body">for i in range(0, <text:span text:style-name="T5">6</text:span>):</text:p>
      <text:p text:style-name="Text_20_body"><text:s text:c="4"/>print(lista[i])</text:p>
      <text:p text:style-name="P14">print(len(lista))</text:p>
      <text:p text:style-name="P14">lista.append(8)</text:p>
      <text:p text:style-name="P16">print(3 in lista)</text:p>
      <text:p text:style-name="P15">print(lista)</text:p>
      <text:p text:style-name="P15">for i in lista:</text:p>
      <text:p text:style-name="P15"><text:s text:c="4"/>print(i)</text:p>
      <text:h text:style-name="Heading_20_2" text:outline-level="2"><text:bookmark-start text:name="__RefHeading___Toc132_3808223012"/>Diccionarios<text:bookmark-end text:name="__RefHeading___Toc132_3808223012"/></text:h>
      <text:p text:style-name="Text_20_body"># encoding utf-8</text:p>
      <text:p text:style-name="Text_20_body">mydic={} <text:s text:c="2"/># diccionario vacio</text:p>
      <text:p text:style-name="Text_20_body">mydic2={'primera':'a', 'segunda':'b', 'tercera':'c', 'cuarta':'c'}</text:p>
      <text:p text:style-name="Text_20_body">mydic2['quinta']=6 <text:s/><text:tab/><text:tab/># agrega un dato</text:p>
      <text:p text:style-name="P22">mydic2[‘<text:span text:style-name="T8">primera</text:span>']=6 <text:s/><text:tab/><text:tab/># <text:span text:style-name="T8">modifica</text:span> un dato</text:p>
      <text:p text:style-name="P22">print(mydic2['segunda'])<text:tab/><text:span text:style-name="T6"># recuperando un valor</text:span></text:p>
      <text:p text:style-name="Text_20_body"><text:span text:style-name="T6">print(</text:span>‘<text:span text:style-name="T6">segunda’ in mydic2)<text:tab/># revisa si el valor se encuentra en el diccionario</text:span></text:p>
      <text:p text:style-name="P21">mydic2[‘octava’]=[1,2,3]<text:tab/># almacena una lista</text:p>
      <text:p text:style-name="Text_20_body">print(mydic2)</text:p>
      <text:p text:style-name="P21">for index in mydic2:<text:tab/><text:tab/><text:span text:style-name="T7"># es un iterable</text:span></text:p>
      <text:p text:style-name="P21"><text:tab/>print(<text:span text:style-name="T7">index, mydic2[index]</text:span>)</text:p>
      <text:h text:style-name="P29" text:outline-level="2"><text:soft-page-break/>Funciones</text:h>
      <text:p text:style-name="P24">def suma(n1,n2):</text:p>
      <text:p text:style-name="P24"><text:tab/>return n1+n2</text:p>
      <text:p text:style-name="P24">Num1=3</text:p>
      <text:p text:style-name="P23">num2=4</text:p>
      <text:p text:style-name="P23">num3=num1+num2</text:p>
      <text:p text:style-name="P23">num4=suma(num1,num2)</text:p>
      <text:p text:style-name="P25">num5=suma(8,7)</text:p>
      <text:p text:style-name="P23">print(num4)</text:p>
      <text:p text:style-name="P25"/>
      <text:p text:style-name="P25">From mifuncion import suma</text:p>
      <text:p text:style-name="P24">Num1=3</text:p>
      <text:p text:style-name="P24">num2=4</text:p>
      <text:p text:style-name="P24">num3=num1+num2</text:p>
      <text:p text:style-name="P24">num4=suma(num1,num2)</text:p>
      <text:p text:style-name="P25">num5=suma(8,7)</text:p>
      <text:p text:style-name="P24">print(num4)</text:p>
      <text:h text:style-name="Heading_20_2" text:outline-level="2">Clases</text:h>
      <text:h text:style-name="Heading_20_2" text:outline-level="2"><text:bookmark-start text:name="__RefHeading___Toc134_3808223012"/><text:soft-page-break/>Matrices<text:bookmark-end text:name="__RefHeading___Toc134_3808223012"/></text:h>
      <text:h text:style-name="Heading_20_2" text:outline-level="2"><text:bookmark-start text:name="__RefHeading___Toc136_3808223012"/>Pandas<text:bookmark-end text:name="__RefHeading___Toc136_3808223012"/></text:h>
      <text:h text:style-name="Heading_20_1" text:outline-level="1"><text:bookmark-start text:name="__RefHeading___Toc138_3808223012"/>Raspberry<text:bookmark-end text:name="__RefHeading___Toc138_3808223012"/></text:h>
      <text:h text:style-name="Heading_20_2" text:outline-level="2"><text:bookmark-start text:name="__RefHeading___Toc140_3808223012"/>Conociendo la arquitectura<text:bookmark-end text:name="__RefHeading___Toc140_3808223012"/></text:h>
      <text:h text:style-name="Heading_20_2" text:outline-level="2"><text:bookmark-start text:name="__RefHeading___Toc142_3808223012"/>Comunicación via SSH<text:bookmark-end text:name="__RefHeading___Toc142_3808223012"/></text:h>
      <text:h text:style-name="Heading_20_2" text:outline-level="2"><text:bookmark-start text:name="__RefHeading___Toc144_3808223012"/>Manejo de puertos<text:bookmark-end text:name="__RefHeading___Toc144_3808223012"/></text:h>
      <text:h text:style-name="Heading_20_2" text:outline-level="2"><text:bookmark-start text:name="__RefHeading___Toc146_3808223012"/>Manejo de sensores<text:bookmark-end text:name="__RefHeading___Toc146_3808223012"/></text:h>
      <text:h text:style-name="Heading_20_3" text:outline-level="3"><text:bookmark-start text:name="__RefHeading___Toc152_3808223012"/>Temperatura<text:bookmark-end text:name="__RefHeading___Toc152_3808223012"/></text:h>
      <text:h text:style-name="Heading_20_3" text:outline-level="3"><text:bookmark-start text:name="__RefHeading___Toc154_3808223012"/>Distancia<text:bookmark-end text:name="__RefHeading___Toc154_3808223012"/></text:h>
      <text:h text:style-name="Heading_20_3" text:outline-level="3"><text:bookmark-start text:name="__RefHeading___Toc156_3808223012"/>Peso<text:bookmark-end text:name="__RefHeading___Toc156_3808223012"/></text:h>
      <text:h text:style-name="Heading_20_1" text:outline-level="1"><text:bookmark-start text:name="__RefHeading___Toc148_3808223012"/>Internet de las cosas<text:bookmark-end text:name="__RefHeading___Toc148_3808223012"/></text:h>
      <text:h text:style-name="Heading_20_2" text:outline-level="2"><text:bookmark-start text:name="__RefHeading___Toc158_3808223012"/>Plataformas en la nube<text:bookmark-end text:name="__RefHeading___Toc158_3808223012"/></text:h>
      <text:h text:style-name="Heading_20_1" text:outline-level="1"><text:bookmark-start text:name="__RefHeading___Toc150_3808223012"/>Proyecto final<text:bookmark-end text:name="__RefHeading___Toc150_3808223012"/></text:h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52:28.189349981</meta:creation-date>
    <dc:date>2018-08-30T14:31:57.329407897</dc:date>
    <meta:editing-duration>P1DT4H46M43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6" meta:paragraph-count="159" meta:word-count="452" meta:character-count="3207" meta:non-whitespace-character-count="2871"/>
  </office:meta>
</office:document-meta>
</file>